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7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2"/>
        <table:table-column table:style-name="co10" table:default-cell-style-name="ce6"/>
        <table:table-column table:style-name="co3" table:default-cell-style-name="Default"/>
        <table:table-column table:style-name="co5" table:default-cell-style-name="ce2"/>
        <table:table-column table:style-name="co11" table:default-cell-style-name="ce5"/>
        <table:table-column table:style-name="co3" table:default-cell-style-name="Default"/>
        <table:table-column table:style-name="co3" table:default-cell-style-name="ce2"/>
        <table:table-column table:style-name="co12" table:default-cell-style-name="Default"/>
        <table:table-column table:style-name="co3" table:default-cell-style-name="Default"/>
        <table:table-column table:style-name="co3" table:default-cell-style-name="ce2"/>
        <table:table-column table:style-name="co13" table:default-cell-style-name="ce6"/>
        <table:table-row table:style-name="ro1">
          <table:table-cell office:value-type="string" calcext:value-type="string">
            <text:p>Cheat sheet for aiolos files </text:p>
          </table:table-cell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, 3 specie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 in, 1 band out, 4 species</text:p>
          </table:table-cell>
          <table:table-cell table:style-name="ce4"/>
          <table:table-cell/>
          <table:table-cell table:style-name="ce9" office:value-type="string" calcext:value-type="string">
            <text:p>Diagnostic file, 3 bands in, 1 band out, 4 specie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S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dS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P(Tsun)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ppa_R 0, <text:s text:c="2"/>spec 0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au_tot_radial_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Flux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P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S 0, spec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t_dE</text:p>
          </table:table-cell>
          <table:table-cell table:number-columns-repeated="4"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kappa_P 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(Tsun) 0, spec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kappa_S 0, spec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u_analytic</text:p>
          </table:table-cell>
          <table:table-cell table:number-columns-repeated="4"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S 0, spec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alpha_collision_12</text:p>
          </table:table-cell>
          <table:table-cell table:number-columns-repeated="4"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kappa_S 0, spec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hi_grav</text:p>
          </table:table-cell>
          <table:table-cell table:number-columns-repeated="4"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kappa_P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S 1, spec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nclosed mass (r) this species</text:p>
          </table:table-cell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R 0, <text:s text:c="2"/>spec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kappa_S 1, spec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oling dG</text:p>
          </table:table-cell>
          <table:table-cell table:number-columns-repeated="4"/>
          <table:table-cell table:style-name="ce2" office:value-type="float" office:value="22" calcext:value-type="float">
            <text:p>22</text:p>
          </table:table-cell>
          <table:table-cell table:style-name="ce23"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appa_P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kappa_S 1, spec2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heating dS</text:p>
          </table:table-cell>
          <table:table-cell table:number-columns-repeated="4"/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kappa_P 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kappa_P(Tsun) 0, spec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kappa_S 1, spec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S 2, spec0</text:p>
          </table:table-cell>
        </table:table-row>
        <table:table-row table:style-name="ro1">
          <table:table-cell table:number-columns-repeated="6"/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kappa_S 2, spec1</text:p>
          </table:table-cell>
        </table:table-row>
        <table:table-row table:style-name="ro1"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kappa_P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kappa_S 2, spec2</text:p>
          </table:table-cell>
        </table:table-row>
        <table:table-row table:style-name="ro1">
          <table:table-cell table:number-columns-repeated="9"/>
          <table:table-cell table:style-name="ce3" office:value-type="float" office:value="27" calcext:value-type="float">
            <text:p>27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kappa_P (Tsun)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kappa_R 1, <text:s text:c="2"/>spec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28" office:value-type="string" calcext:value-type="string">
            <text:p>kappa_S 2, spec3</text:p>
          </table:table-cell>
        </table:table-row>
        <table:table-row table:style-name="ro1">
          <table:table-cell table:number-columns-repeated="9"/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kappa_R 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ppa_P 1, <text:s text:c="2"/>spec 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22" office:value-type="string" calcext:value-type="string">
            <text:p>kappa_P 0, <text:s text:c="2"/>spec 0</text:p>
          </table:table-cell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kappa_P 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kappa_P(Tsun) 1, spec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22" office:value-type="string" calcext:value-type="string">
            <text:p>kappa_P 0, <text:s text:c="2"/>spec 1</text:p>
          </table:table-cell>
        </table:table-row>
        <table:table-row table:style-name="ro1">
          <table:table-cell table:number-columns-repeated="9"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kappa_P (Tsun)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P 0, <text:s text:c="2"/>spec 2</text:p>
          </table:table-cell>
        </table:table-row>
        <table:table-row table:style-name="ro1">
          <table:table-cell table:number-columns-repeated="9"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0, <text:s text:c="2"/>spec 3</text:p>
          </table:table-cell>
        </table:table-row>
        <table:table-row table:style-name="ro1">
          <table:table-cell table:number-columns-repeated="9"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appa_R 0, <text:s text:c="2"/>spec 0</text:p>
          </table:table-cell>
        </table:table-row>
        <table:table-row table:style-name="ro1">
          <table:table-cell table:number-columns-repeated="9"/>
          <table:table-cell table:style-name="ce3" office:value-type="float" office:value="33" calcext:value-type="float">
            <text:p>33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Trad_to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kappa_R 0, <text:s text:c="2"/>spec 1</text:p>
          </table:table-cell>
        </table:table-row>
        <table:table-row table:style-name="ro1">
          <table:table-cell table:number-columns-repeated="9"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T_gas spec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kappa_R 0, <text:s text:c="2"/>spec 2</text:p>
          </table:table-cell>
        </table:table-row>
        <table:table-row table:style-name="ro1">
          <table:table-cell table:number-columns-repeated="9"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kappa_R 0, <text:s text:c="2"/>spec 3</text:p>
          </table:table-cell>
        </table:table-row>
        <table:table-row table:style-name="ro1">
          <table:table-cell table:number-columns-repeated="9"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number-columns-repeated="9"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0</text:p>
          </table:table-cell>
        </table:table-row>
        <table:table-row table:style-name="ro1">
          <table:table-cell table:number-columns-repeated="9"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Flux 0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T_gas spec 1</text:p>
          </table:table-cell>
        </table:table-row>
        <table:table-row table:style-name="ro1">
          <table:table-cell table:number-columns-repeated="9"/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Flux 0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9" calcext:value-type="float">
            <text:p>39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T_gas spec 2</text:p>
          </table:table-cell>
        </table:table-row>
        <table:table-row table:style-name="ro1">
          <table:table-cell table:number-columns-repeated="9"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40" calcext:value-type="float">
            <text:p>40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T_gas spec 3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office:value-type="float" office:value="41" calcext:value-type="float">
            <text:p>41</text:p>
          </table:table-cell>
          <table:table-cell table:style-name="ce5" office:value-type="string" calcext:value-type="string">
            <text:p>P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office:value-type="float" office:value="43" calcext:value-type="float">
            <text:p>43</text:p>
          </table:table-cell>
          <table:table-cell table:style-name="ce11" office:value-type="string" calcext:value-type="string">
            <text:p>Flux 1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Flux 2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11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22:09:33.60752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8-05T19:19:02.077680517</dc:date>
    <meta:editing-duration>P6DT20H56M47S</meta:editing-duration>
    <meta:editing-cycles>18</meta:editing-cycles>
    <meta:generator>LibreOffice/6.4.5.2$Linux_X86_64 LibreOffice_project/40$Build-2</meta:generator>
    <meta:document-statistic meta:table-count="1" meta:cell-count="466" meta:object-count="0"/>
  </office:meta>
</office:document-meta>
</file>